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321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9.098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3.374cm"/>
    </style:style>
    <style:style style:name="co15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1.023cm"/>
    </style:style>
    <style:style style:name="co10" style:family="table-column">
      <style:table-column-properties fo:break-before="auto" style:column-width="5.509cm"/>
    </style:style>
    <style:style style:name="co11" style:family="table-column">
      <style:table-column-properties fo:break-before="auto" style:column-width="5.967cm"/>
    </style:style>
    <style:style style:name="co12" style:family="table-column">
      <style:table-column-properties fo:break-before="auto" style:column-width="3.644cm"/>
    </style:style>
    <style:style style:name="co19" style:family="table-column">
      <style:table-column-properties fo:break-before="auto" style:column-width="8.74cm"/>
    </style:style>
    <style:style style:name="co20" style:family="table-column">
      <style:table-column-properties fo:break-before="auto" style:column-width="6.77cm"/>
    </style:style>
    <style:style style:name="co21" style:family="table-column">
      <style:table-column-properties fo:break-before="auto" style:column-width="3.672cm"/>
    </style:style>
    <style:style style:name="co22" style:family="table-column">
      <style:table-column-properties fo:break-before="auto" style:column-width="3.163cm"/>
    </style:style>
    <style:style style:name="co23" style:family="table-column">
      <style:table-column-properties fo:break-before="auto" style:column-width="3.283cm"/>
    </style:style>
    <style:style style:name="ro2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ta5" style:family="table" style:master-page-name="PageStyle_5f_Type_20_item">
      <style:table-properties table:display="true" style:writing-mode="lr-tb"/>
    </style:style>
    <style:style style:name="ta3" style:family="table" style:master-page-name="PageStyle_5f_Coeur">
      <style:table-properties table:display="true" style:writing-mode="lr-tb"/>
    </style:style>
    <style:style style:name="ta4" style:family="table" style:master-page-name="PageStyle_5f_Feuille4">
      <style:table-properties table:display="true" style:writing-mode="lr-tb"/>
    </style:style>
    <style:style style:name="ta6" style:family="table" style:master-page-name="PageStyle_5f_Liste_20_objets">
      <style:table-properties table:display="true" style:writing-mode="lr-tb"/>
    </style:style>
    <style:style style:name="ce18" style:family="table-cell" style:parent-style-name="Excel_20_Built-in_20_Normal">
      <style:table-cell-properties fo:background-color="#99ff66"/>
    </style:style>
    <style:style style:name="ce19" style:family="table-cell" style:parent-style-name="Excel_20_Built-in_20_Normal">
      <style:table-cell-properties fo:background-color="#99ff99"/>
    </style:style>
    <style:style style:name="ce2" style:family="table-cell" style:parent-style-name="Excel_20_Built-in_20_Normal">
      <style:table-cell-properties fo:background-color="transparent"/>
    </style:style>
    <style:style style:name="ce40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ffff66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fff66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fo:background-color="#ff3333"/>
    </style:style>
    <style:style style:name="ce35" style:family="table-cell" style:parent-style-name="Excel_20_Built-in_20_Normal">
      <style:table-cell-properties fo:background-color="#ff99ff"/>
    </style:style>
    <style:style style:name="ce36" style:family="table-cell" style:parent-style-name="Excel_20_Built-in_20_Normal">
      <style:table-cell-properties fo:background-color="#ffff00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Normal">
      <style:table-cell-properties fo:background-color="#00cc00"/>
    </style:style>
    <style:style style:name="ce15" style:family="table-cell" style:parent-style-name="Excel_20_Built-in_20_Normal">
      <style:table-cell-properties fo:background-color="#77933c"/>
    </style:style>
    <style:style style:name="ce16" style:family="table-cell" style:parent-style-name="Excel_20_Built-in_20_Normal">
      <style:table-cell-properties fo:background-color="#77933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ackground-color="#77933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9bbb59"/>
    </style:style>
    <style:style style:name="ce21" style:family="table-cell" style:parent-style-name="Excel_20_Built-in_20_Normal">
      <style:table-cell-properties fo:background-color="#00b050"/>
    </style:style>
    <style:style style:name="ce22" style:family="table-cell" style:parent-style-name="Excel_20_Built-in_20_Normal">
      <style:table-cell-properties fo:background-color="#009900"/>
    </style:style>
    <style:style style:name="ce23" style:family="table-cell" style:parent-style-name="Excel_20_Built-in_20_Normal">
      <style:table-cell-properties fo:background-color="#92d050"/>
    </style:style>
    <style:style style:name="ce24" style:family="table-cell" style:parent-style-name="Excel_20_Built-in_20_Normal">
      <style:table-cell-properties fo:background-color="#66ff66"/>
    </style:style>
    <style:style style:name="ce25" style:family="table-cell" style:parent-style-name="Excel_20_Built-in_20_Normal">
      <style:table-cell-properties fo:background-color="#33ff99"/>
    </style:style>
    <style:style style:name="ce26" style:family="table-cell" style:parent-style-name="Excel_20_Built-in_20_Normal">
      <style:table-cell-properties fo:background-color="#66ff99"/>
    </style:style>
    <style:style style:name="ce27" style:family="table-cell" style:parent-style-name="Excel_20_Built-in_20_Normal">
      <style:table-cell-properties fo:background-color="#00cc33"/>
    </style:style>
    <style:style style:name="ce28" style:family="table-cell" style:parent-style-name="Excel_20_Built-in_20_Normal">
      <style:table-cell-properties fo:background-color="#669900"/>
    </style:style>
    <style:style style:name="ce29" style:family="table-cell" style:parent-style-name="Excel_20_Built-in_20_Normal">
      <style:table-cell-properties fo:background-color="#00ff66"/>
    </style:style>
    <style:style style:name="ce30" style:family="table-cell" style:parent-style-name="Excel_20_Built-in_20_Normal">
      <style:table-cell-properties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00ff66"/>
      <style:text-properties style:font-name="Arial" style:font-name-complex="Arial"/>
    </style:style>
    <style:style style:name="ce32" style:family="table-cell" style:parent-style-name="Excel_20_Built-in_20_Normal">
      <style:table-cell-properties fo:background-color="#99ff99"/>
      <style:text-properties style:font-name="Arial" style:font-name-complex="Arial"/>
    </style:style>
    <style:style style:name="ce33" style:family="table-cell" style:parent-style-name="Excel_20_Built-in_20_Normal">
      <style:text-properties style:use-window-font-color="true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7" style:family="table-cell" style:parent-style-name="Excel_20_Built-in_20_Normal">
      <style:table-cell-properties fo:background-color="#99ff66"/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Excel_20_Built-in_20_Normal">
      <style:text-properties fo:language="fr" fo:country="CA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fo:font-size="11pt" style:font-size-asian="11pt" style:font-name-complex="Arial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objets" table:style-name="ta6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ce2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2" table:default-cell-style-name="Excel_20_Built-in_20_Normal"/>
        <table:table-column table:style-name="co21" table:default-cell-style-name="Excel_20_Built-in_20_Normal"/>
        <table:table-column table:style-name="co8" table:default-cell-style-name="Excel_20_Built-in_20_Normal"/>
        <table:table-column table:style-name="co22" table:default-cell-style-name="Excel_20_Built-in_20_Normal"/>
        <table:table-column table:style-name="co8" table:default-cell-style-name="Excel_20_Built-in_20_Normal"/>
        <table:table-column table:style-name="co23" table:default-cell-style-name="Excel_20_Built-in_20_Normal"/>
        <table:table-column table:style-name="co8" table:number-columns-repeated="1012" table:default-cell-style-name="Excel_20_Built-in_20_Normal"/>
        <table:table-row table:style-name="ro9">
          <table:table-cell table:style-name="ce1" office:value-type="string">
            <text:p>ID Coffre</text:p>
          </table:table-cell>
          <table:table-cell table:style-name="ce13" office:value-type="string">
            <text:p>Lieu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Original content</text:p>
          </table:table-cell>
          <table:table-cell table:style-name="ce30" office:value-type="string" table:number-columns-spanned="10" table:number-rows-spanned="1">
            <text:p>requis</text:p>
          </table:table-cell>
          <table:covered-table-cell table:number-columns-repeated="9" table:style-name="ce1"/>
          <table:table-cell table:number-columns-repeated="1010"/>
        </table:table-row>
        <table:table-row table:style-name="ro2">
          <table:table-cell office:value-type="float" office:value="0">
            <text:p>0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gauche</text:p>
          </table:table-cell>
          <table:table-cell table:style-name="ce18" office:value-type="string">
            <text:p>bouclie de bois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droit</text:p>
          </table:table-cell>
          <table:table-cell table:style-name="ce18" office:value-type="string">
            <text:p>50 rupees</text:p>
          </table:table-cell>
          <table:table-cell table:style-name="ce25" office:value-type="string">
            <text:p>gant force lvl1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14" office:value-type="string">
            <text:p>Link house</text:p>
          </table:table-cell>
          <table:table-cell table:style-name="ce21" office:value-type="string">
            <text:p>coffre bombe</text:p>
          </table:table-cell>
          <table:table-cell table:style-name="ce18" office:value-type="string">
            <text:p>quart de cœur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14" office:value-type="string">
            <text:p>Caverne forgeron</text:p>
          </table:table-cell>
          <table:table-cell table:style-name="ce21" office:value-type="string">
            <text:p>coffre</text:p>
          </table:table-cell>
          <table:table-cell table:style-name="ce18" office:value-type="string">
            <text:p>vide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table:style-name="ce14" office:value-type="string">
            <text:p>Caverne forgeron</text:p>
          </table:table-cell>
          <table:table-cell table:style-name="ce21" office:value-type="string">
            <text:p>forgeron</text:p>
          </table:table-cell>
          <table:table-cell table:style-name="ce18" office:value-type="string">
            <text:p>epee lvl 1</text:p>
          </table:table-cell>
          <table:table-cell table:style-name="ce25" office:value-type="string">
            <text:p>-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table:style-name="ce15" office:value-type="string">
            <text:p>Caverne forgeron dark</text:p>
          </table:table-cell>
          <table:table-cell table:style-name="ce21" office:value-type="string">
            <text:p>Coeur</text:p>
          </table:table-cell>
          <table:table-cell table:style-name="ce25" office:value-type="string">
            <text:p>cœur</text:p>
          </table:table-cell>
          <table:table-cell table:style-name="ce25" office:value-type="string">
            <text:p>avoir fait le 5e dongeon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6">
            <text:p>6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coffre 1ere fois</text:p>
          </table:table-cell>
          <table:table-cell table:style-name="ce25" office:value-type="string">
            <text:p>quart de cœur</text:p>
          </table:table-cell>
          <table:table-cell table:style-name="ce25" office:value-type="string">
            <text:p>-</text:p>
          </table:table-cell>
          <table:table-cell table:number-columns-repeated="9"/>
          <table:table-cell table:style-name="Default"/>
          <table:table-cell table:number-columns-repeated="1009"/>
        </table:table-row>
        <table:table-row table:style-name="ro2">
          <table:table-cell office:value-type="float" office:value="7">
            <text:p>7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Coffre 1er fois</text:p>
          </table:table-cell>
          <table:table-cell table:style-name="ce25" office:value-type="string">
            <text:p>100 rupees</text:p>
          </table:table-cell>
          <table:table-cell table:style-name="ce25" office:value-type="string">
            <text:p>-</text:p>
          </table:table-cell>
          <table:table-cell table:style-name="ce2" table:number-columns-repeated="9"/>
          <table:table-cell table:style-name="Default"/>
          <table:table-cell table:style-name="ce2" table:number-columns-repeated="1009"/>
        </table:table-row>
        <table:table-row table:style-name="ro4">
          <table:table-cell office:value-type="float" office:value="8">
            <text:p>8</text:p>
          </table:table-cell>
          <table:table-cell table:style-name="ce15" office:value-type="string">
            <text:p>Casino</text:p>
          </table:table-cell>
          <table:table-cell table:style-name="ce21" office:value-type="string">
            <text:p>Recompense sauvetage</text:p>
          </table:table-cell>
          <table:table-cell table:style-name="ce25" office:value-type="string">
            <text:p>palmes</text:p>
          </table:table-cell>
          <table:table-cell table:style-name="ce25" office:value-type="string">
            <text:p>avoir fait le 5e dongeon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table:style-name="Default"/>
          <table:table-cell table:style-name="ce2" table:number-columns-repeated="1009"/>
        </table:table-row>
        <table:table-row table:style-name="ro2">
          <table:table-cell office:value-type="float" office:value="9">
            <text:p>9</text:p>
          </table:table-cell>
          <table:table-cell table:style-name="ce15" office:value-type="string">
            <text:p>Magasin debut</text:p>
          </table:table-cell>
          <table:table-cell table:style-name="ce21" office:value-type="string">
            <text:p>Achat clé rouge</text:p>
          </table:table-cell>
          <table:table-cell table:style-name="ce25" office:value-type="string">
            <text:p>Clé rouge</text:p>
          </table:table-cell>
          <table:table-cell table:style-name="ce25" office:value-type="string">
            <text:p>Avoir fait le 2e dongeon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saharsha</text:p>
          </table:table-cell>
          <table:table-cell table:style-name="ce14" office:value-type="string">
            <text:p>carte du monde</text:p>
          </table:table-cell>
          <table:table-cell table:style-name="ce29"/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coffre gant lvl1</text:p>
          </table:table-cell>
          <table:table-cell table:style-name="ce14" office:value-type="string">
            <text:p>arc</text:p>
          </table:table-cell>
          <table:table-cell office:value-type="string">
            <text:p>gant force lvl1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coffre gant lvl2</text:p>
          </table:table-cell>
          <table:table-cell table:style-name="ce14" office:value-type="string">
            <text:p>quart de cœur</text:p>
          </table:table-cell>
          <table:table-cell office:value-type="string">
            <text:p>gant force lvl2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style-name="ce15" office:value-type="string">
            <text:p>Maison saharsla</text:p>
          </table:table-cell>
          <table:table-cell table:style-name="ce21" office:value-type="string">
            <text:p>salle glacé</text:p>
          </table:table-cell>
          <table:table-cell table:style-name="ce14" office:value-type="string">
            <text:p>clé de terre</text:p>
          </table:table-cell>
          <table:table-cell office:value-type="string">
            <text:p>bouteille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table:style-name="ce15" office:value-type="string">
            <text:p>Patisserie</text:p>
          </table:table-cell>
          <table:table-cell table:style-name="ce21" office:value-type="string">
            <text:p>Potion</text:p>
          </table:table-cell>
          <table:table-cell table:style-name="ce14" office:value-type="string">
            <text:p>potion</text:p>
          </table:table-cell>
          <table:table-cell office:value-type="string">
            <text:p>10 pommes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15" office:value-type="string">
            <text:p>Patisserie</text:p>
          </table:table-cell>
          <table:table-cell table:style-name="ce21" office:value-type="string">
            <text:p>Tarte</text:p>
          </table:table-cell>
          <table:table-cell table:style-name="ce19" office:value-type="string">
            <text:p>tarte</text:p>
          </table:table-cell>
          <table:table-cell table:style-name="ce31" office:value-type="string">
            <text:p>Avoir fait le 3e dongeon</text:p>
          </table:table-cell>
          <table:table-cell office:value-type="string">
            <text:p>(bottes ) || <text:s/>( palme )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aventurier</text:p>
          </table:table-cell>
          <table:table-cell table:style-name="ce24" office:value-type="string">
            <text:p>boomerang (temporaire)</text:p>
          </table:table-cell>
          <table:table-cell table:style-name="ce29" office:value-type="string">
            <text:p>clé de terre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intercom</text:p>
          </table:table-cell>
          <table:table-cell table:style-name="ce24" office:value-type="string">
            <text:p>vide</text:p>
          </table:table-cell>
          <table:table-cell table:style-name="ce29" office:value-type="string">
            <text:p>clé de terre</text:p>
          </table:table-cell>
          <table:table-cell table:number-columns-repeated="1019"/>
        </table:table-row>
        <table:table-row table:style-name="ro2">
          <table:table-cell office:value-type="float" office:value="18">
            <text:p>18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fleches</text:p>
          </table:table-cell>
          <table:table-cell table:style-name="ce24" office:value-type="string">
            <text:p>20 rupee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piques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œur</text:p>
          </table:table-cell>
          <table:table-cell table:style-name="ce24" office:value-type="string">
            <text:p>cœur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table:style-name="ce15" office:value-type="string">
            <text:p>grotte clé de Terre</text:p>
          </table:table-cell>
          <table:table-cell table:style-name="ce21" office:value-type="string">
            <text:p>coffre du code</text:p>
          </table:table-cell>
          <table:table-cell table:style-name="ce24" office:value-type="string">
            <text:p>code secret</text:p>
          </table:table-cell>
          <table:table-cell table:style-name="ce29" office:value-type="string">
            <text:p>clé de terre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saute rebord</text:p>
          </table:table-cell>
          <table:table-cell table:style-name="ce24" office:value-type="string">
            <text:p>50 rupees</text:p>
          </table:table-cell>
          <table:table-cell table:style-name="ce29"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23">
            <text:p>23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 droite du temple</text:p>
          </table:table-cell>
          <table:table-cell table:style-name="ce24" office:value-type="string">
            <text:p>20 rupees</text:p>
          </table:table-cell>
          <table:table-cell table:style-name="ce29"/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Quart de cœur puit</text:p>
          </table:table-cell>
          <table:table-cell table:style-name="ce24" office:value-type="string">
            <text:p>quart de cœur</text:p>
          </table:table-cell>
          <table:table-cell table:style-name="ce32" office:value-type="string" table:number-columns-spanned="4" table:number-rows-spanned="1">
            <text:p>(bottes ) || (palme &amp;&amp; plume) <text:s/>|| (palme &amp;&amp; grappin) || gant force lvl1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gauche mur a surprise</text:p>
          </table:table-cell>
          <table:table-cell table:style-name="ce24" office:value-type="string">
            <text:p>20 rupees</text:p>
          </table:table-cell>
          <table:table-cell office:value-type="string">
            <text:p>grappi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rriere <text:s/>boutique</text:p>
          </table:table-cell>
          <table:table-cell table:style-name="ce24" office:value-type="string">
            <text:p>quart de cœur</text:p>
          </table:table-cell>
          <table:table-cell office:value-type="string">
            <text:p>grappin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apres trou, gauche chute</text:p>
          </table:table-cell>
          <table:table-cell table:style-name="ce24" office:value-type="string">
            <text:p>20 rupees</text:p>
          </table:table-cell>
          <table:table-cell table:style-name="ce24" office:value-type="string">
            <text:p>plume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table:style-name="ce16" office:value-type="string">
            <text:p>OverWorld</text:p>
          </table:table-cell>
          <table:table-cell table:style-name="ce21" office:value-type="string">
            <text:p>Coffre vigne</text:p>
          </table:table-cell>
          <table:table-cell table:style-name="ce2" office:value-type="string">
            <text:p>quart de cœur</text:p>
          </table:table-cell>
          <table:table-cell table:style-name="ce24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Big chest</text:p>
          </table:table-cell>
          <table:table-cell table:style-name="ce24" office:value-type="string">
            <text:p>gant force lvl1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Quart cœur exterieur</text:p>
          </table:table-cell>
          <table:table-cell table:style-name="ce24" office:value-type="string">
            <text:p>quart de cœur</text:p>
          </table:table-cell>
          <table:table-cell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switch</text:p>
          </table:table-cell>
          <table:table-cell table:style-name="ce24" office:value-type="string">
            <text:p>carte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puzzle bloc</text:p>
          </table:table-cell>
          <table:table-cell table:style-name="ce24" office:value-type="string">
            <text:p>Grande Clé</text:p>
          </table:table-cell>
          <table:table-cell office:value-type="string">
            <text:p>mot de pass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quart de cœur interieur</text:p>
          </table:table-cell>
          <table:table-cell table:style-name="ce24" office:value-type="string">
            <text:p>quart de cœur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clé du maitre</text:p>
          </table:table-cell>
          <table:table-cell table:style-name="ce24" office:value-type="string">
            <text:p>clé du maitre</text:p>
          </table:table-cell>
          <table:table-cell office:value-type="string">
            <text:p>mot de passe</text:p>
          </table:table-cell>
          <table:table-cell office:value-type="string">
            <text:p>gant force lvl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eur</text:p>
          </table:table-cell>
          <table:table-cell table:style-name="ce24" office:value-type="string">
            <text:p>cœur</text:p>
          </table:table-cell>
          <table:table-cell table:style-name="ce2" office:value-type="string">
            <text:p>mot de passe</text:p>
          </table:table-cell>
          <table:table-cell table:style-name="ce2" office:value-type="string">
            <text:p>gant force lvl1</text:p>
          </table:table-cell>
          <table:table-cell table:style-name="Default"/>
          <table:table-cell table:style-name="ce2"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15" office:value-type="string">
            <text:p>1er dongeon</text:p>
          </table:table-cell>
          <table:table-cell table:style-name="ce21" office:value-type="string">
            <text:p>Coffre labyrinthe</text:p>
          </table:table-cell>
          <table:table-cell table:style-name="ce24" office:value-type="string">
            <text:p>boussole</text:p>
          </table:table-cell>
          <table:table-cell table:style-name="ce2" office:value-type="string">
            <text:p>mot de passe</text:p>
          </table:table-cell>
          <table:table-cell table:style-name="ce2"/>
          <table:table-cell table:style-name="Default"/>
          <table:table-cell table:style-name="ce2"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15" office:value-type="string">
            <text:p>Grotte Jumelle</text:p>
          </table:table-cell>
          <table:table-cell table:style-name="ce21" office:value-type="string">
            <text:p>coffre gauch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gant force lvl1</text:p>
          </table:table-cell>
          <table:table-cell table:number-columns-repeated="1019"/>
        </table:table-row>
        <table:table-row table:style-name="ro2">
          <table:table-cell office:value-type="float" office:value="38">
            <text:p>38</text:p>
          </table:table-cell>
          <table:table-cell table:style-name="ce15" office:value-type="string">
            <text:p>Grotte Jumelle</text:p>
          </table:table-cell>
          <table:table-cell table:style-name="ce21" office:value-type="string">
            <text:p>coffre droite</text:p>
          </table:table-cell>
          <table:table-cell table:style-name="ce24" office:value-type="string">
            <text:p>clé de roc</text:p>
          </table:table-cell>
          <table:table-cell table:style-name="ce19" office:value-type="string">
            <text:p>gant force lvl1</text:p>
          </table:table-cell>
          <table:table-cell office:value-type="string">
            <text:p>objet a distance || (canne &amp;&amp; plume)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puzzle bomb</text:p>
          </table:table-cell>
          <table:table-cell table:style-name="ce26" office:value-type="string">
            <text:p>10 fleches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ouest</text:p>
          </table:table-cell>
          <table:table-cell table:style-name="ce26" office:value-type="string">
            <text:p>cart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gauche save</text:p>
          </table:table-cell>
          <table:table-cell table:style-name="ce26" office:value-type="string">
            <text:p>Grande cl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droite save</text:p>
          </table:table-cell>
          <table:table-cell table:style-name="ce26" office:value-type="string">
            <text:p>bousol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bottes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ffre 6 switchs</text:p>
          </table:table-cell>
          <table:table-cell table:style-name="ce26" office:value-type="string">
            <text:p>clé de maitre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Coeur</text:p>
          </table:table-cell>
          <table:table-cell table:style-name="ce26" office:value-type="string">
            <text:p>cœur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table:style-name="ce15" office:value-type="string">
            <text:p>2e dongeon</text:p>
          </table:table-cell>
          <table:table-cell table:style-name="ce21" office:value-type="string">
            <text:p>quart de cœur</text:p>
          </table:table-cell>
          <table:table-cell table:style-name="ce26" office:value-type="string">
            <text:p>quart de cœur</text:p>
          </table:table-cell>
          <table:table-cell table:style-name="ce26" office:value-type="string">
            <text:p>gant force lvl1</text:p>
          </table:table-cell>
          <table:table-cell office:value-type="string">
            <text:p>clé de roc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table:style-name="ce15" office:value-type="string">
            <text:p>Chateau Hyrule Cachot</text:p>
          </table:table-cell>
          <table:table-cell table:style-name="ce21" office:value-type="string">
            <text:p>Coffre a entrée</text:p>
          </table:table-cell>
          <table:table-cell table:style-name="ce24" office:value-type="string">
            <text:p>50 rupees</text:p>
          </table:table-cell>
          <table:table-cell table:style-name="ce18" office:value-type="string" table:number-columns-spanned="4" table:number-rows-spanned="1">
            <text:p>( bottes ) <text:s/>|| (gant lvl1) <text:s/>|| ( palme &amp;&amp; plume) <text:s/>|| ( palme &amp;&amp; grappin)</text:p>
          </table:table-cell>
          <table:covered-table-cell table:number-columns-repeated="3" table:style-name="ce18"/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table:style-name="ce15" office:value-type="string">
            <text:p>Caverne clé rouge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lanterne</text:p>
          </table:table-cell>
          <table:table-cell table:style-name="ce18" office:value-type="string">
            <text:p><text:s/>(bottes ) || (palme &amp;&amp; plume) <text:s/>|| (palme &amp;&amp; grappin) || gant force lvl1</text:p>
          </table:table-cell>
          <table:table-cell table:style-name="ce18" office:value-type="string">
            <text:p>clé rouge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sous l'eau haut</text:p>
          </table:table-cell>
          <table:table-cell table:style-name="ce26" office:value-type="string">
            <text:p>carte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des téléporteur</text:p>
          </table:table-cell>
          <table:table-cell table:style-name="ce26" office:value-type="string">
            <text:p>bousoles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quart cœur interieur</text:p>
          </table:table-cell>
          <table:table-cell table:style-name="ce26" office:value-type="string">
            <text:p>quart de cœur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sous l'eau droite</text:p>
          </table:table-cell>
          <table:table-cell table:style-name="ce26" office:value-type="string">
            <text:p>petite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du trou roches</text:p>
          </table:table-cell>
          <table:table-cell table:style-name="ce26" office:value-type="string">
            <text:p>grand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grappin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table:style-name="ce17" office:value-type="string">
            <text:p>3e Dongeon</text:p>
          </table:table-cell>
          <table:table-cell table:style-name="ce21" office:value-type="string">
            <text:p>quart cœur exterieur</text:p>
          </table:table-cell>
          <table:table-cell table:style-name="ce26" office:value-type="string">
            <text:p>quart de cœur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offre trou arbres</text:p>
          </table:table-cell>
          <table:table-cell table:style-name="ce26" office:value-type="string">
            <text:p>clé maitre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15" office:value-type="string">
            <text:p>3e Dongeon</text:p>
          </table:table-cell>
          <table:table-cell table:style-name="ce21" office:value-type="string">
            <text:p>cœur</text:p>
          </table:table-cell>
          <table:table-cell table:style-name="ce26" office:value-type="string">
            <text:p>cœur</text:p>
          </table:table-cell>
          <table:table-cell table:style-name="ce24" office:value-type="string">
            <text:p>bottes <text:s/>|| palme || gant force lvl1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15" office:value-type="string">
            <text:p>Mur aux surprises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lingot d'or</text:p>
          </table:table-cell>
          <table:table-cell office:value-type="string">
            <text:p>grappin <text:s/></text:p>
          </table:table-cell>
          <table:table-cell office:value-type="string">
            <text:p>tart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15" office:value-type="string">
            <text:p>Caverne de Billy</text:p>
          </table:table-cell>
          <table:table-cell table:style-name="ce21" office:value-type="string">
            <text:p>Billy</text:p>
          </table:table-cell>
          <table:table-cell table:style-name="ce29" office:value-type="string">
            <text:p>Edelwiss</text:p>
          </table:table-cell>
          <table:table-cell office:value-type="string">
            <text:p>grappin</text:p>
          </table:table-cell>
          <table:table-cell office:value-type="string">
            <text:p>or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sud</text:p>
          </table:table-cell>
          <table:table-cell table:style-name="ce25" office:value-type="string">
            <text:p>carte</text:p>
          </table:table-cell>
          <table:table-cell table:style-name="ce29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nord</text:p>
          </table:table-cell>
          <table:table-cell table:style-name="ce25" office:value-type="string">
            <text:p>Grande Clé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ouest</text:p>
          </table:table-cell>
          <table:table-cell table:style-name="ce25" office:value-type="string">
            <text:p>5 bombes</text:p>
          </table:table-cell>
          <table:table-cell table:style-name="ce24" office:value-type="string">
            <text:p>(bottes ) || (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est</text:p>
          </table:table-cell>
          <table:table-cell table:style-name="ce25" office:value-type="string">
            <text:p>bousole</text:p>
          </table:table-cell>
          <table:table-cell table:style-name="ce29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Grand Coffre</text:p>
          </table:table-cell>
          <table:table-cell table:style-name="ce25" office:value-type="string">
            <text:p>armure lvl2</text:p>
          </table:table-cell>
          <table:table-cell table:style-name="ce29" office:value-type="string">
            <text:p>(bottes ) || ( palme &amp;&amp; plume) <text:s/>|| ( <text:s/>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ffre chambre froide</text:p>
          </table:table-cell>
          <table:table-cell table:style-name="ce25" office:value-type="string">
            <text:p>clé maitre</text:p>
          </table:table-cell>
          <table:table-cell table:style-name="ce29" office:value-type="string">
            <text:p>(bottes ) ||( palme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table:number-columns-repeated="1015"/>
        </table:table-row>
        <table:table-row table:style-name="ro2">
          <table:table-cell office:value-type="float" office:value="66">
            <text:p>66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Coeur complet</text:p>
          </table:table-cell>
          <table:table-cell table:style-name="ce25" office:value-type="string">
            <text:p>cœur</text:p>
          </table:table-cell>
          <table:table-cell table:style-name="ce29" office:value-type="string">
            <text:p>(bottes ) ||( palme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office:value-type="string">
            <text:p>armure lvl2</text:p>
          </table:table-cell>
          <table:table-cell office:value-type="string">
            <text:p>grapin</text:p>
          </table:table-cell>
          <table:table-cell table:number-columns-repeated="1015"/>
        </table:table-row>
        <table:table-row table:style-name="ro2">
          <table:table-cell office:value-type="float" office:value="67">
            <text:p>67</text:p>
          </table:table-cell>
          <table:table-cell table:style-name="ce15" office:value-type="string">
            <text:p>4e Dongeon</text:p>
          </table:table-cell>
          <table:table-cell table:style-name="ce21" office:value-type="string">
            <text:p>quart de cœur</text:p>
          </table:table-cell>
          <table:table-cell table:style-name="ce25" office:value-type="string">
            <text:p>quart de cœur</text:p>
          </table:table-cell>
          <table:table-cell table:style-name="ce29" office:value-type="string">
            <text:p>(bottes ) || ( palme &amp;&amp; plume) <text:s/>|| (palme &amp;&amp; grappin) || gant force lvl1</text:p>
          </table:table-cell>
          <table:table-cell office:value-type="string">
            <text:p>Edelwis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10">
          <table:table-cell office:value-type="float" office:value="68">
            <text:p>68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cachot derriere garde</text:p>
          </table:table-cell>
          <table:table-cell table:style-name="ce24" office:value-type="string">
            <text:p>carte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69">
            <text:p>69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quart de cœur ext. Canon</text:p>
          </table:table-cell>
          <table:table-cell table:style-name="ce29" office:value-type="string">
            <text:p>quart de cœur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0">
            <text:p>70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entrée</text:p>
          </table:table-cell>
          <table:table-cell table:style-name="ce24" office:value-type="string">
            <text:p>50 rupees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1">
            <text:p>71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droite entrée</text:p>
          </table:table-cell>
          <table:table-cell table:style-name="ce24" office:value-type="string">
            <text:p>bousole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2">
            <text:p>72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fleches</text:p>
          </table:table-cell>
          <table:table-cell table:style-name="ce24" office:value-type="string">
            <text:p>Grande Clé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3">
            <text:p>73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6 pots</text:p>
          </table:table-cell>
          <table:table-cell table:style-name="ce24" office:value-type="string">
            <text:p>petite clé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4">
            <text:p>74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Grand Coffre</text:p>
          </table:table-cell>
          <table:table-cell table:style-name="ce24" office:value-type="string">
            <text:p>plume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5">
            <text:p>75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ffre cachot garde qui tourne</text:p>
          </table:table-cell>
          <table:table-cell table:style-name="ce24" office:value-type="string">
            <text:p>clé du maitre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4">
          <table:table-cell office:value-type="float" office:value="76">
            <text:p>76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quart de cœur int,</text:p>
          </table:table-cell>
          <table:table-cell table:style-name="ce24" office:value-type="string">
            <text:p>quart de cœur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 office:value-type="string">
            <text:p>plume</text:p>
          </table:table-cell>
          <table:table-cell table:style-name="Default"/>
          <table:table-cell table:number-columns-repeated="1009"/>
        </table:table-row>
        <table:table-row table:style-name="ro4">
          <table:table-cell office:value-type="float" office:value="77">
            <text:p>77</text:p>
          </table:table-cell>
          <table:table-cell table:style-name="ce15" office:value-type="string">
            <text:p>5e dongeon (Chateau Hyrule)</text:p>
          </table:table-cell>
          <table:table-cell table:style-name="ce21" office:value-type="string">
            <text:p>Coeur</text:p>
          </table:table-cell>
          <table:table-cell table:style-name="ce24" office:value-type="string">
            <text:p>cœur</text:p>
          </table:table-cell>
          <table:table-cell table:style-name="ce33" office:value-type="string">
            <text:p>mot de passe</text:p>
          </table:table-cell>
          <table:table-cell office:value-type="string">
            <text:p>gant force lvl1</text:p>
          </table:table-cell>
          <table:table-cell office:value-type="string">
            <text:p>clé de roc</text:p>
          </table:table-cell>
          <table:table-cell office:value-type="string">
            <text:p>arc</text:p>
          </table:table-cell>
          <table:table-cell office:value-type="string">
            <text:p>bottes</text:p>
          </table:table-cell>
          <table:table-cell office:value-type="string">
            <text:p>Lanterne</text:p>
          </table:table-cell>
          <table:table-cell office:value-type="string">
            <text:p>grappin</text:p>
          </table:table-cell>
          <table:table-cell office:value-type="string">
            <text:p>Edelwiss</text:p>
          </table:table-cell>
          <table:table-cell office:value-type="string">
            <text:p>armure lvl2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78">
            <text:p>78</text:p>
          </table:table-cell>
          <table:table-cell table:style-name="ce15" office:value-type="string">
            <text:p>egout</text:p>
          </table:table-cell>
          <table:table-cell table:style-name="ce21" office:value-type="string">
            <text:p>Coffre</text:p>
          </table:table-cell>
          <table:table-cell table:style-name="ce29" office:value-type="string">
            <text:p>pierres inferno 1</text:p>
          </table:table-cell>
          <table:table-cell table:style-name="ce19" office:value-type="string">
            <text:p>plumes</text:p>
          </table:table-cell>
          <table:table-cell table:style-name="ce19" office:value-type="string">
            <text:p>Lanterne</text:p>
          </table:table-cell>
          <table:table-cell table:style-name="ce19" office:value-type="string">
            <text:p>palme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averne beaumont</text:p>
          </table:table-cell>
          <table:table-cell table:style-name="ce21" office:value-type="string">
            <text:p>coffre entré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verne beaumont</text:p>
          </table:table-cell>
          <table:table-cell table:style-name="ce21" office:value-type="string">
            <text:p>coffre coin haut-droit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etite clé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85">
            <text:p>85</text:p>
          </table:table-cell>
          <table:table-cell table:style-name="ce15" office:value-type="string">
            <text:p>Caverne beaumont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pierre inferno 2</text:p>
          </table:table-cell>
          <table:table-cell table:style-name="ce29" office:value-type="string">
            <text:p>(bottes ) || (palme) <text:s/>|| gant force lvl1</text:p>
          </table:table-cell>
          <table:table-cell office:value-type="string">
            <text:p>Edelwiss</text:p>
          </table:table-cell>
          <table:table-cell office:value-type="string">
            <text:p>plume</text:p>
          </table:table-cell>
          <table:table-cell office:value-type="string">
            <text:p>lanterne</text:p>
          </table:table-cell>
          <table:table-cell table:number-columns-repeated="1016"/>
        </table:table-row>
        <table:table-row table:style-name="ro11">
          <table:table-cell office:value-type="float" office:value="86">
            <text:p>86</text:p>
          </table:table-cell>
          <table:table-cell table:style-name="ce15" office:value-type="string">
            <text:p>Montagne des terreurs</text:p>
          </table:table-cell>
          <table:table-cell table:style-name="ce21" office:value-type="string">
            <text:p>Coffre</text:p>
          </table:table-cell>
          <table:table-cell table:style-name="ce26" office:value-type="string">
            <text:p>pierres inferno 3</text:p>
          </table:table-cell>
          <table:table-cell table:style-name="ce19" office:value-type="string">
            <text:p>(bottes &amp;&amp; plume) <text:s/>|| (palme &amp;&amp; plume) || (gant lvl2 &amp;&amp; plume) <text:s/>|| (gant lvl2 &amp;&amp; palme <text:s/>) 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87">
            <text:p>87</text:p>
          </table:table-cell>
          <table:table-cell table:style-name="ce15" office:value-type="string">
            <text:p>Montagne des terreurs</text:p>
          </table:table-cell>
          <table:table-cell table:style-name="ce21" office:value-type="string">
            <text:p>quart de cœur</text:p>
          </table:table-cell>
          <table:table-cell table:style-name="ce26" office:value-type="string">
            <text:p>quart de cœur</text:p>
          </table:table-cell>
          <table:table-cell table:style-name="ce19" office:value-type="string">
            <text:p>(bottes ) || (palme) <text:s/>|| gant force lvl1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88">
            <text:p>88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3 lumieres</text:p>
          </table:table-cell>
          <table:table-cell table:style-name="ce29" office:value-type="string">
            <text:p>carte</text:p>
          </table:table-cell>
          <table:table-cell table:style-name="ce29" office:value-type="string">
            <text:p>(palme &amp;&amp; plume) <text:s/>|| (gant lvl 2)</text:p>
          </table:table-cell>
          <table:table-cell office:value-type="string">
            <text:p>3 pierres de feu</text:p>
          </table:table-cell>
          <table:table-cell table:number-columns-repeated="1018"/>
        </table:table-row>
        <table:table-row table:style-name="ro2">
          <table:table-cell office:value-type="float" office:value="89">
            <text:p>89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riviere</text:p>
          </table:table-cell>
          <table:table-cell table:style-name="ce29" office:value-type="string">
            <text:p>20 rupees</text:p>
          </table:table-cell>
          <table:table-cell table:style-name="ce29" office:value-type="string">
            <text:p>(plume) <text:s/>|| ( gant lvl 2)</text:p>
          </table:table-cell>
          <table:table-cell office:value-type="string">
            <text:p>3 pierres de feu</text:p>
          </table:table-cell>
          <table:table-cell office:value-type="string">
            <text:p>palme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3 escaliers</text:p>
          </table:table-cell>
          <table:table-cell table:style-name="ce24" office:value-type="string">
            <text:p>petit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1">
            <text:p>91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dans l'eau</text:p>
          </table:table-cell>
          <table:table-cell table:style-name="ce29" office:value-type="string">
            <text:p>boussole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2">
            <text:p>92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switch</text:p>
          </table:table-cell>
          <table:table-cell table:style-name="ce19" office:value-type="string">
            <text:p>petit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3">
            <text:p>93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rebord</text:p>
          </table:table-cell>
          <table:table-cell table:style-name="ce19" office:value-type="string">
            <text:p>Grande Clé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4">
            <text:p>94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quart de coeur</text:p>
          </table:table-cell>
          <table:table-cell table:style-name="ce26" office:value-type="string">
            <text:p>quart de cœur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5">
            <text:p>95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Grand Coffre</text:p>
          </table:table-cell>
          <table:table-cell table:style-name="ce26" office:value-type="string">
            <text:p>gant lvl2</text:p>
          </table:table-cell>
          <table:table-cell office:value-type="string">
            <text:p>3 pierres de feu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6">
            <text:p>96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offre labyrinthe switch</text:p>
          </table:table-cell>
          <table:table-cell table:style-name="ce26" office:value-type="string">
            <text:p>petite clé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7">
            <text:p>97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3 roches</text:p>
          </table:table-cell>
          <table:table-cell table:style-name="ce26" office:value-type="string">
            <text:p>clé du maitre</text:p>
          </table:table-cell>
          <table:table-cell office:value-type="string">
            <text:p>3 pierres de feu</text:p>
          </table:table-cell>
          <table:table-cell office:value-type="string">
            <text:p>gant lvl2</text:p>
          </table:table-cell>
          <table:table-cell office:value-type="string">
            <text:p>lanterne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office:value-type="float" office:value="98">
            <text:p>98</text:p>
          </table:table-cell>
          <table:table-cell table:style-name="ce15" office:value-type="string">
            <text:p>6e dongeon</text:p>
          </table:table-cell>
          <table:table-cell table:style-name="ce21" office:value-type="string">
            <text:p>cœur</text:p>
          </table:table-cell>
          <table:table-cell table:style-name="ce26" office:value-type="string">
            <text:p>cœur</text:p>
          </table:table-cell>
          <table:table-cell office:value-type="string">
            <text:p>3 pierres de feu</text:p>
          </table:table-cell>
          <table:table-cell table:style-name="Default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palme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9">
            <text:p>99</text:p>
          </table:table-cell>
          <table:table-cell table:style-name="ce15" office:value-type="string">
            <text:p>Caverne dans foret</text:p>
          </table:table-cell>
          <table:table-cell table:style-name="ce21" office:value-type="string">
            <text:p>Coffre</text:p>
          </table:table-cell>
          <table:table-cell table:style-name="ce26" office:value-type="string">
            <text:p>clé de fer</text:p>
          </table:table-cell>
          <table:table-cell table:style-name="ce25" office:value-type="string">
            <text:p>gant lvl2</text:p>
          </table:table-cell>
          <table:table-cell office:value-type="string">
            <text:p>Lanterne</text:p>
          </table:table-cell>
          <table:table-cell table:number-columns-repeated="1018"/>
        </table:table-row>
        <table:table-row table:style-name="ro2">
          <table:table-cell office:value-type="float" office:value="100">
            <text:p>100</text:p>
          </table:table-cell>
          <table:table-cell table:style-name="ce15" office:value-type="string">
            <text:p>fée montagne terreur</text:p>
          </table:table-cell>
          <table:table-cell table:style-name="ce21" office:value-type="string">
            <text:p>fée</text:p>
          </table:table-cell>
          <table:table-cell table:style-name="ce26" office:value-type="string">
            <text:p>boomerang (temporaire)</text:p>
          </table:table-cell>
          <table:table-cell office:value-type="string">
            <text:p>lanterne</text:p>
          </table:table-cell>
          <table:table-cell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table:style-name="ce15" office:value-type="string">
            <text:p>fée montagne terreur</text:p>
          </table:table-cell>
          <table:table-cell table:style-name="ce21" office:value-type="string">
            <text:p>quart coeur</text:p>
          </table:table-cell>
          <table:table-cell table:style-name="ce26" office:value-type="string">
            <text:p>quart de cœur</text:p>
          </table:table-cell>
          <table:table-cell table:style-name="ce25" office:value-type="string">
            <text:p>gant lvl2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15" office:value-type="string">
            <text:p>Grotte de fer</text:p>
          </table:table-cell>
          <table:table-cell table:style-name="ce21" office:value-type="string">
            <text:p>Coffre</text:p>
          </table:table-cell>
          <table:table-cell table:style-name="ce19" office:value-type="string">
            <text:p>clé de pierre</text:p>
          </table:table-cell>
          <table:table-cell table:style-name="ce29" office:value-type="string">
            <text:p>gant lvl2</text:p>
          </table:table-cell>
          <table:table-cell office:value-type="string">
            <text:p>clé de fer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2">
          <table:table-cell office:value-type="float" office:value="103">
            <text:p>103</text:p>
          </table:table-cell>
          <table:table-cell table:style-name="ce15" office:value-type="string">
            <text:p>Grotte de pierre</text:p>
          </table:table-cell>
          <table:table-cell table:style-name="ce21" office:value-type="string">
            <text:p>Coffre mini-jeu 1</text:p>
          </table:table-cell>
          <table:table-cell table:style-name="ce24" office:value-type="string">
            <text:p>clé bois</text:p>
          </table:table-cell>
          <table:table-cell table:style-name="ce25" office:value-type="string">
            <text:p>(palme &amp;&amp; plume) <text:s/>|| <text:s/>(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2">
          <table:table-cell office:value-type="float" office:value="104">
            <text:p>104</text:p>
          </table:table-cell>
          <table:table-cell table:style-name="ce15" office:value-type="string">
            <text:p>Grotte de pierre</text:p>
          </table:table-cell>
          <table:table-cell table:style-name="ce21" office:value-type="string">
            <text:p>Coffre mini-jeu 2</text:p>
          </table:table-cell>
          <table:table-cell table:style-name="ce24" office:value-type="string">
            <text:p>quart de cœur</text:p>
          </table:table-cell>
          <table:table-cell table:style-name="ce25" office:value-type="string">
            <text:p>(palme &amp;&amp; plume) <text:s/>|| <text:s/>(gant lvl 2)</text:p>
          </table:table-cell>
          <table:table-cell office:value-type="string">
            <text:p>clé de pierre</text:p>
          </table:table-cell>
          <table:table-cell table:number-columns-repeated="1018"/>
        </table:table-row>
        <table:table-row table:style-name="ro2">
          <table:table-cell office:value-type="float" office:value="105">
            <text:p>105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1</text:p>
          </table:table-cell>
          <table:table-cell table:style-name="ce18" office:value-type="string">
            <text:p>2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(Grapin || plume)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2</text:p>
          </table:table-cell>
          <table:table-cell table:style-name="ce18" office:value-type="string">
            <text:p>4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3</text:p>
          </table:table-cell>
          <table:table-cell table:style-name="ce18" office:value-type="string">
            <text:p>8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4</text:p>
          </table:table-cell>
          <table:table-cell table:style-name="ce18" office:value-type="string">
            <text:p>16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5</text:p>
          </table:table-cell>
          <table:table-cell table:style-name="ce18" office:value-type="string">
            <text:p>32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6</text:p>
          </table:table-cell>
          <table:table-cell table:style-name="ce18" office:value-type="string">
            <text:p>64 rupees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grapin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15" office:value-type="string">
            <text:p>Grotte de bois</text:p>
          </table:table-cell>
          <table:table-cell table:style-name="ce21" office:value-type="string">
            <text:p>Coffre 7</text:p>
          </table:table-cell>
          <table:table-cell table:style-name="ce18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lé de bois</text:p>
          </table:table-cell>
          <table:table-cell office:value-type="string">
            <text:p>plume</text:p>
          </table:table-cell>
          <table:table-cell office:value-type="string">
            <text:p>grapin</text:p>
          </table:table-cell>
          <table:table-cell table:number-columns-repeated="1016"/>
        </table:table-row>
        <table:table-row table:style-name="ro2">
          <table:table-cell office:value-type="float" office:value="112">
            <text:p>112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Quart cœur</text:p>
          </table:table-cell>
          <table:table-cell table:style-name="ce18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2">
          <table:table-cell office:value-type="float" office:value="113">
            <text:p>113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miroir vert</text:p>
          </table:table-cell>
          <table:table-cell table:style-name="ce18" office:value-type="string">
            <text:p>miroir vert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table:style-name="ce15" office:value-type="string">
            <text:p>Bazard du coin</text:p>
          </table:table-cell>
          <table:table-cell table:style-name="ce21" office:value-type="string">
            <text:p>10x red rupees</text:p>
          </table:table-cell>
          <table:table-cell table:style-name="ce18" office:value-type="string">
            <text:p>100 rupees</text:p>
          </table:table-cell>
          <table:table-cell table:style-name="ce26" office:value-type="string">
            <text:p>gant lvl2</text:p>
          </table:table-cell>
          <table:table-cell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table:style-name="ce15" office:value-type="string">
            <text:p>Passage sous-terain cascade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50 rupees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style-name="ce15" office:value-type="string">
            <text:p>Passage sous-terain cascade</text:p>
          </table:table-cell>
          <table:table-cell table:style-name="ce21" office:value-type="string">
            <text:p>Quart cœur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15" office:value-type="string">
            <text:p>Grotte clé de Glace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clé de glace</text:p>
          </table:table-cell>
          <table:table-cell table:style-name="ce29" office:value-type="string">
            <text:p>gant lvl2</text:p>
          </table:table-cell>
          <table:table-cell office:value-type="string">
            <text:p>palmes</text:p>
          </table:table-cell>
          <table:table-cell office:value-type="string">
            <text:p>lanterne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quart de cœur</text:p>
          </table:table-cell>
          <table:table-cell table:style-name="ce18" office:value-type="string">
            <text:p>quart de cœur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119">
            <text:p>119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tube</text:p>
          </table:table-cell>
          <table:table-cell table:style-name="ce18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120">
            <text:p>120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apres trou</text:p>
          </table:table-cell>
          <table:table-cell table:style-name="ce18" office:value-type="string">
            <text:p>carte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number-columns-repeated="1015"/>
        </table:table-row>
        <table:table-row table:style-name="ro2">
          <table:table-cell office:value-type="float" office:value="121">
            <text:p>121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8 switchs</text:p>
          </table:table-cell>
          <table:table-cell table:style-name="ce19" office:value-type="string">
            <text:p>boussol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table:number-columns-repeated="1016"/>
        </table:table-row>
        <table:table-row table:style-name="ro2">
          <table:table-cell office:value-type="float" office:value="122">
            <text:p>122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umieres</text:p>
          </table:table-cell>
          <table:table-cell table:style-name="ce24" office:value-type="string">
            <text:p>bouteille energie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3">
            <text:p>123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abyrinthe bloc droite</text:p>
          </table:table-cell>
          <table:table-cell table:style-name="ce24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4">
            <text:p>124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bloc serrure</text:p>
          </table:table-cell>
          <table:table-cell table:style-name="ce24" office:value-type="string">
            <text:p>Grand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25">
            <text:p>125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Grand Coffre</text:p>
          </table:table-cell>
          <table:table-cell table:style-name="ce29" office:value-type="string">
            <text:p>canne de somaria</text:p>
          </table:table-cell>
          <table:table-cell table:style-name="ce19" office:value-type="string">
            <text:p>clé de glace</text:p>
          </table:table-cell>
          <table:table-cell office:value-type="string">
            <text:p>Plume || (canne &amp;&amp; grappin)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table:number-columns-repeated="1015"/>
        </table:table-row>
        <table:table-row table:style-name="ro2">
          <table:table-cell office:value-type="float" office:value="126">
            <text:p>126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puzzle canne</text:p>
          </table:table-cell>
          <table:table-cell table:style-name="ce19" office:value-type="string">
            <text:p>clé maitre</text:p>
          </table:table-cell>
          <table:table-cell table:style-name="ce19" office:value-type="string">
            <text:p>clé de glac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float" office:value="127">
            <text:p>127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labyrinthe bloc gauche</text:p>
          </table:table-cell>
          <table:table-cell table:style-name="ce19" office:value-type="string">
            <text:p>petite clé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28">
            <text:p>128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offre a cote porte maitre</text:p>
          </table:table-cell>
          <table:table-cell table:style-name="ce19" office:value-type="string">
            <text:p>50 rupees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29">
            <text:p>129</text:p>
          </table:table-cell>
          <table:table-cell table:style-name="ce15" office:value-type="string">
            <text:p>7e dongeon</text:p>
          </table:table-cell>
          <table:table-cell table:style-name="ce21" office:value-type="string">
            <text:p>cœur</text:p>
          </table:table-cell>
          <table:table-cell table:style-name="ce19" office:value-type="string">
            <text:p>cœur</text:p>
          </table:table-cell>
          <table:table-cell table:style-name="ce19" office:value-type="string">
            <text:p>clé de glace</text:p>
          </table:table-cell>
          <table:table-cell office:value-type="string">
            <text:p>plume</text:p>
          </table:table-cell>
          <table:table-cell office:value-type="string">
            <text:p>gant lvl2</text:p>
          </table:table-cell>
          <table:table-cell table:style-name="Default" office:value-type="string">
            <text:p>lanterne</text:p>
          </table:table-cell>
          <table:table-cell office:value-type="string">
            <text:p>botte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table:number-columns-repeated="1013"/>
        </table:table-row>
        <table:table-row table:style-name="ro2">
          <table:table-cell office:value-type="float" office:value="130">
            <text:p>130</text:p>
          </table:table-cell>
          <table:table-cell table:style-name="ce15" office:value-type="string">
            <text:p>Grotte vers 8e dongeon</text:p>
          </table:table-cell>
          <table:table-cell table:style-name="ce21" office:value-type="string">
            <text:p>Quart cœur canne</text:p>
          </table:table-cell>
          <table:table-cell table:style-name="ce19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office:value-type="float" office:value="131">
            <text:p>131</text:p>
          </table:table-cell>
          <table:table-cell table:style-name="ce15" office:value-type="string">
            <text:p>Grotte vers 8e dongeon</text:p>
          </table:table-cell>
          <table:table-cell table:style-name="ce21" office:value-type="string">
            <text:p>Quart cœur fall</text:p>
          </table:table-cell>
          <table:table-cell table:style-name="ce19" office:value-type="string">
            <text:p>quart de cœur</text:p>
          </table:table-cell>
          <table:table-cell table:style-name="ce26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ce39" office:value-type="string">
            <text:p>miroir</text:p>
          </table:table-cell>
          <table:table-cell table:number-columns-repeated="1014"/>
        </table:table-row>
        <table:table-row table:style-name="ro2">
          <table:table-cell office:value-type="float" office:value="132">
            <text:p>132</text:p>
          </table:table-cell>
          <table:table-cell table:style-name="ce15" office:value-type="string">
            <text:p>8e dongeon 1er etage</text:p>
          </table:table-cell>
          <table:table-cell table:style-name="ce21" office:value-type="string">
            <text:p>Coffre puzzle fleches</text:p>
          </table:table-cell>
          <table:table-cell table:style-name="ce26" office:value-type="string">
            <text:p>petite clé</text:p>
          </table:table-cell>
          <table:table-cell table:style-name="ce19"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float" office:value="133">
            <text:p>133</text:p>
          </table:table-cell>
          <table:table-cell table:style-name="ce20" office:value-type="string">
            <text:p>8e dongeon SS2</text:p>
          </table:table-cell>
          <table:table-cell table:style-name="ce14" office:value-type="string">
            <text:p>Coffre battle ennemies</text:p>
          </table:table-cell>
          <table:table-cell table:style-name="ce26" office:value-type="string">
            <text:p>cart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4">
            <text:p>134</text:p>
          </table:table-cell>
          <table:table-cell table:style-name="ce15" office:value-type="string">
            <text:p>8e dongeon SS2</text:p>
          </table:table-cell>
          <table:table-cell table:style-name="ce22" office:value-type="string">
            <text:p>Coffre bloc vert</text:p>
          </table:table-cell>
          <table:table-cell table:style-name="ce26" office:value-type="string">
            <text:p>5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5">
            <text:p>135</text:p>
          </table:table-cell>
          <table:table-cell table:style-name="ce15" office:value-type="string">
            <text:p>8e dongeon</text:p>
          </table:table-cell>
          <table:table-cell table:style-name="ce21" office:value-type="string">
            <text:p>Salle 6 lumieres</text:p>
          </table:table-cell>
          <table:table-cell table:style-name="ce24" office:value-type="string">
            <text:p>boussol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6">
            <text:p>136</text:p>
          </table:table-cell>
          <table:table-cell table:style-name="ce15" office:value-type="string">
            <text:p>8e dongeon SS1</text:p>
          </table:table-cell>
          <table:table-cell table:style-name="ce22" office:value-type="string">
            <text:p>coffre piques</text:p>
          </table:table-cell>
          <table:table-cell table:style-name="ce26" office:value-type="string">
            <text:p>5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7">
            <text:p>137</text:p>
          </table:table-cell>
          <table:table-cell table:style-name="ce15" office:value-type="string">
            <text:p>8e dongeon SS1</text:p>
          </table:table-cell>
          <table:table-cell table:style-name="ce21" office:value-type="string">
            <text:p>labyrinthe de trous</text:p>
          </table:table-cell>
          <table:table-cell table:style-name="ce26" office:value-type="string">
            <text:p>petit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8">
            <text:p>138</text:p>
          </table:table-cell>
          <table:table-cell table:style-name="ce15" office:value-type="string">
            <text:p>8e dongeon ss1</text:p>
          </table:table-cell>
          <table:table-cell table:style-name="ce21" office:value-type="string">
            <text:p>coffre entouré switch orange</text:p>
          </table:table-cell>
          <table:table-cell table:style-name="ce26" office:value-type="string">
            <text:p>petit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39">
            <text:p>139</text:p>
          </table:table-cell>
          <table:table-cell table:style-name="ce15" office:value-type="string">
            <text:p>8e dongeon 1er etage</text:p>
          </table:table-cell>
          <table:table-cell table:style-name="ce22" office:value-type="string">
            <text:p>puzzle bloc</text:p>
          </table:table-cell>
          <table:table-cell table:style-name="ce26" office:value-type="string">
            <text:p>Grande Clé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40">
            <text:p>140</text:p>
          </table:table-cell>
          <table:table-cell table:style-name="ce15" office:value-type="string">
            <text:p>8e dongeon</text:p>
          </table:table-cell>
          <table:table-cell table:style-name="ce14" office:value-type="string">
            <text:p>Grand Coffre</text:p>
          </table:table-cell>
          <table:table-cell table:style-name="ce26" office:value-type="string">
            <text:p>Bouclier miroi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41">
            <text:p>141</text:p>
          </table:table-cell>
          <table:table-cell table:style-name="ce15" office:value-type="string">
            <text:p>8e dongeon ss1</text:p>
          </table:table-cell>
          <table:table-cell table:style-name="ce23" office:value-type="string">
            <text:p>coffre laser</text:p>
          </table:table-cell>
          <table:table-cell table:style-name="ce26" office:value-type="string">
            <text:p>Clé du maitre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2">
            <text:p>142</text:p>
          </table:table-cell>
          <table:table-cell table:style-name="ce20" office:value-type="string">
            <text:p>8e dongeon</text:p>
          </table:table-cell>
          <table:table-cell table:style-name="ce24" office:value-type="string">
            <text:p>Coeur</text:p>
          </table:table-cell>
          <table:table-cell table:style-name="ce26" office:value-type="string">
            <text:p>cœu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3">
            <text:p>143</text:p>
          </table:table-cell>
          <table:table-cell table:style-name="ce20" office:value-type="string">
            <text:p>8e dongeon</text:p>
          </table:table-cell>
          <table:table-cell table:style-name="ce25" office:value-type="string">
            <text:p>Quart cœur</text:p>
          </table:table-cell>
          <table:table-cell table:style-name="ce26" office:value-type="string">
            <text:p>quart de cœur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Bouclier miroir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4">
            <text:p>144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coffre dark palace haut</text:p>
          </table:table-cell>
          <table:table-cell table:style-name="ce24" office:value-type="string">
            <text:p>20 rupe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45">
            <text:p>145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coffre dark palace bas</text:p>
          </table:table-cell>
          <table:table-cell table:style-name="ce24" office:value-type="string">
            <text:p>5 bombes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float" office:value="146">
            <text:p>146</text:p>
          </table:table-cell>
          <table:table-cell table:style-name="ce15" office:value-type="string">
            <text:p>Dongeon secret ?</text:p>
          </table:table-cell>
          <table:table-cell table:style-name="ce26" office:value-type="string">
            <text:p>Grand Coffre</text:p>
          </table:table-cell>
          <table:table-cell table:style-name="ce24" office:value-type="string">
            <text:p>épée lvl 2</text:p>
          </table:table-cell>
          <table:table-cell table:style-name="Default" office:value-type="string">
            <text:p>Plume </text:p>
          </table:table-cell>
          <table:table-cell office:value-type="string">
            <text:p>gant lvl2</text:p>
          </table:table-cell>
          <table:table-cell office:value-type="string">
            <text:p>canne somaria</text:p>
          </table:table-cell>
          <table:table-cell office:value-type="string">
            <text:p>grappin</text:p>
          </table:table-cell>
          <table:table-cell office:value-type="string">
            <text:p>bouteille</text:p>
          </table:table-cell>
          <table:table-cell office:value-type="string">
            <text:p>lanterne</text:p>
          </table:table-cell>
          <table:table-cell table:style-name="Default" office:value-type="string">
            <text:p>palme</text:p>
          </table:table-cell>
          <table:table-cell office:value-type="string">
            <text:p>clé os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147">
            <text:p>147</text:p>
          </table:table-cell>
          <table:table-cell table:style-name="ce15" office:value-type="string">
            <text:p>Grotte boule de feu horizontal</text:p>
          </table:table-cell>
          <table:table-cell table:style-name="ce21" office:value-type="string">
            <text:p>quart de cœur</text:p>
          </table:table-cell>
          <table:table-cell table:style-name="ce24" office:value-type="string">
            <text:p>quart de cœur</text:p>
          </table:table-cell>
          <table:table-cell table:style-name="ce29" office:value-type="string">
            <text:p>gant lvl2</text:p>
          </table:table-cell>
          <table:table-cell office:value-type="string">
            <text:p>Plume </text:p>
          </table:table-cell>
          <table:table-cell office:value-type="string">
            <text:p>lanterne</text:p>
          </table:table-cell>
          <table:table-cell office:value-type="string">
            <text:p>mirroir</text:p>
          </table:table-cell>
          <table:table-cell table:number-columns-repeated="1016"/>
        </table:table-row>
        <table:table-row table:style-name="ro2">
          <table:table-cell office:value-type="float" office:value="148">
            <text:p>148</text:p>
          </table:table-cell>
          <table:table-cell table:style-name="ce15" office:value-type="string">
            <text:p>Grotte boule de feu vertical</text:p>
          </table:table-cell>
          <table:table-cell table:style-name="ce21" office:value-type="string">
            <text:p>Coffre</text:p>
          </table:table-cell>
          <table:table-cell table:style-name="ce24" office:value-type="string">
            <text:p>clé d'os</text:p>
          </table:table-cell>
          <table:table-cell table:number-columns-repeated="2" office:value-type="string">
            <text:p>Bouclier miroir</text:p>
          </table:table-cell>
          <table:table-cell table:number-columns-repeated="1018"/>
        </table:table-row>
        <table:table-row table:style-name="ro2">
          <table:table-cell office:value-type="float" office:value="149">
            <text:p>149</text:p>
          </table:table-cell>
          <table:table-cell table:style-name="ce15" office:value-type="string">
            <text:p>9e dongeon</text:p>
          </table:table-cell>
          <table:table-cell table:style-name="ce27" office:value-type="string">
            <text:p>quart de cœur ext.</text:p>
          </table:table-cell>
          <table:table-cell table:style-name="ce18" office:value-type="string">
            <text:p>quart de cœur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0">
            <text:p>150</text:p>
          </table:table-cell>
          <table:table-cell table:style-name="ce15" office:value-type="string">
            <text:p>9e dongeon RC</text:p>
          </table:table-cell>
          <table:table-cell table:style-name="ce22" office:value-type="string">
            <text:p>Coffre 4 blocs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1">
            <text:p>151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momie</text:p>
          </table:table-cell>
          <table:table-cell table:style-name="ce18" office:value-type="string">
            <text:p>50 rupees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2">
            <text:p>152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6 switchs</text:p>
          </table:table-cell>
          <table:table-cell table:style-name="ce18" office:value-type="string">
            <text:p>carte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3">
            <text:p>153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coffre bataille blobs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4">
            <text:p>154</text:p>
          </table:table-cell>
          <table:table-cell table:style-name="ce15" office:value-type="string">
            <text:p>9e dongeon RC</text:p>
          </table:table-cell>
          <table:table-cell table:style-name="ce24" office:value-type="string">
            <text:p>Coffre hole switch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5">
            <text:p>155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momies hole</text:p>
          </table:table-cell>
          <table:table-cell table:style-name="ce18" office:value-type="string">
            <text:p>Grand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6">
            <text:p>156</text:p>
          </table:table-cell>
          <table:table-cell table:style-name="ce15" office:value-type="string">
            <text:p>9e dongeon RC</text:p>
          </table:table-cell>
          <table:table-cell table:style-name="ce14" office:value-type="string">
            <text:p>Grand Coffre 1</text:p>
          </table:table-cell>
          <table:table-cell table:style-name="ce18" office:value-type="string">
            <text:p>Armure lvl3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7">
            <text:p>157</text:p>
          </table:table-cell>
          <table:table-cell table:style-name="ce15" office:value-type="string">
            <text:p>9e dongeon 1ER</text:p>
          </table:table-cell>
          <table:table-cell table:style-name="ce14" office:value-type="string">
            <text:p>Puzzle 4 coffres</text:p>
          </table:table-cell>
          <table:table-cell table:style-name="ce18" office:value-type="string">
            <text:p>boussole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8">
            <text:p>158</text:p>
          </table:table-cell>
          <table:table-cell table:style-name="ce15" office:value-type="string">
            <text:p>9e dongeon 1ER</text:p>
          </table:table-cell>
          <table:table-cell table:style-name="ce14" office:value-type="string">
            <text:p>coffre a coté 4 coffres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59">
            <text:p>159</text:p>
          </table:table-cell>
          <table:table-cell table:style-name="ce15" office:value-type="string">
            <text:p>9e dongeon 2e</text:p>
          </table:table-cell>
          <table:table-cell table:style-name="ce28" office:value-type="string">
            <text:p>Coffre fleches</text:p>
          </table:table-cell>
          <table:table-cell table:style-name="ce18" office:value-type="string">
            <text:p>20 rupees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0">
            <text:p>160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One way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1">
            <text:p>161</text:p>
          </table:table-cell>
          <table:table-cell table:style-name="ce15" office:value-type="string">
            <text:p>9e dongeon 3E</text:p>
          </table:table-cell>
          <table:table-cell table:style-name="ce29" office:value-type="string">
            <text:p>Coffre timé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2">
            <text:p>162</text:p>
          </table:table-cell>
          <table:table-cell table:style-name="ce15" office:value-type="string">
            <text:p>9e dongeon</text:p>
          </table:table-cell>
          <table:table-cell table:style-name="ce24" office:value-type="string">
            <text:p>Coffre salle visage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3">
            <text:p>163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temple Zelda 01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4">
            <text:p>164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Coffre temple Zelda 02</text:p>
          </table:table-cell>
          <table:table-cell table:style-name="ce18" office:value-type="string">
            <text:p>petite clé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float" office:value="165">
            <text:p>165</text:p>
          </table:table-cell>
          <table:table-cell table:style-name="ce15" office:value-type="string">
            <text:p>9e dongeon</text:p>
          </table:table-cell>
          <table:table-cell table:style-name="ce14" office:value-type="string">
            <text:p>Grand Coffre 2</text:p>
          </table:table-cell>
          <table:table-cell table:style-name="ce18" office:value-type="string">
            <text:p>cape</text:p>
          </table:table-cell>
          <table:table-cell table:style-name="ce37" office:value-type="string">
            <text:p>bottes</text:p>
          </table:table-cell>
          <table:table-cell office:value-type="string">
            <text:p>Bouclier miroir</text:p>
          </table:table-cell>
          <table:table-cell office:value-type="string">
            <text:p>bouteille vide</text:p>
          </table:table-cell>
          <table:table-cell office:value-type="string">
            <text:p>clé de roc</text:p>
          </table:table-cell>
          <table:table-cell office:value-type="string">
            <text:p>Clé de glace</text:p>
          </table:table-cell>
          <table:table-cell office:value-type="string">
            <text:p>code secret</text:p>
          </table:table-cell>
          <table:table-cell office:value-type="string">
            <text:p>Edelwiss</text:p>
          </table:table-cell>
          <table:table-cell office:value-type="string">
            <text:p>gant force</text:p>
          </table:table-cell>
          <table:table-cell office:value-type="string">
            <text:p>grappin</text:p>
          </table:table-cell>
          <table:table-cell office:value-type="string">
            <text:p>lanterne</text:p>
          </table:table-cell>
          <table:table-cell office:value-type="string">
            <text:p>palmes</text:p>
          </table:table-cell>
          <table:table-cell office:value-type="string">
            <text:p>3 pierre inferno</text:p>
          </table:table-cell>
          <table:table-cell office:value-type="string">
            <text:p>plume</text:p>
          </table:table-cell>
          <table:table-cell office:value-type="string">
            <text:p>somaria canne</text:p>
          </table:table-cell>
          <table:table-cell office:value-type="string">
            <text:p>armure lvl2</text:p>
          </table:table-cell>
          <table:table-cell office:value-type="string">
            <text:p>arc</text:p>
          </table:table-cell>
          <table:table-cell table:style-name="Default"/>
          <table:table-cell table:number-columns-repeated="1003"/>
        </table:table-row>
        <table:table-row table:style-name="ro2" table:number-rows-repeated="5">
          <table:table-cell table:number-columns-repeated="4"/>
          <table:table-cell table:style-name="ce38"/>
          <table:table-cell table:number-columns-repeated="1019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 item" table:style-name="ta5" table:print="false">
        <office:forms form:automatic-focus="false" form:apply-design-mode="false"/>
        <table:table-column table:style-name="co8" table:default-cell-style-name="Excel_20_Built-in_20_Normal"/>
        <table:table-column table:style-name="co16" table:default-cell-style-name="Excel_20_Built-in_20_Normal"/>
        <table:table-column table:style-name="co17" table:default-cell-style-name="ce2"/>
        <table:table-column table:style-name="co8" table:default-cell-style-name="Excel_20_Built-in_20_Normal"/>
        <table:table-column table:style-name="co18" table:default-cell-style-name="Excel_20_Built-in_20_Normal"/>
        <table:table-column table:style-name="co13" table:number-columns-repeated="1019" table:default-cell-style-name="Excel_20_Built-in_20_Normal"/>
        <table:table-row table:style-name="ro2">
          <table:table-cell/>
          <table:table-cell table:style-name="ce40" office:value-type="string">
            <text:p>Id groupe</text:p>
          </table:table-cell>
          <table:table-cell table:style-name="ce42" office:value-type="string">
            <text:p>description</text:p>
          </table:table-cell>
          <table:table-cell table:style-name="ce40" office:value-type="string">
            <text:p>nb de fois</text:p>
          </table:table-cell>
          <table:table-cell table:style-name="ce40" office:value-type="string">
            <text:p>Commentair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5 bomb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8" office:value-type="string">
            <text:p>10 flech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8" office:value-type="string">
            <text:p>1 rupee</text:p>
          </table:table-cell>
          <table:table-cell office:value-type="float" office:value="7">
            <text:p>7</text:p>
          </table:table-cell>
          <table:table-cell office:value-type="string">
            <text:p>(correspond aux 2 coffre vide et au 2, 4, 8, 16 et 32 rupe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8" office:value-type="string">
            <text:p>20 rupees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8" office:value-type="string">
            <text:p>50 rupees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6">
            <text:p>6</text:p>
          </table:table-cell>
          <table:table-cell table:style-name="ce18" office:value-type="string">
            <text:p>100 rupe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8" office:value-type="string">
            <text:p>ar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9" office:value-type="string">
            <text:p>armure</text:p>
          </table:table-cell>
          <table:table-cell office:value-type="float" office:value="2">
            <text:p>2</text:p>
          </table:table-cell>
          <table:table-cell office:value-type="string">
            <text:p>Armure lvl 2 et lvl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8" office:value-type="string">
            <text:p>boomerang</text:p>
          </table:table-cell>
          <table:table-cell office:value-type="float" office:value="2">
            <text:p>2</text:p>
          </table:table-cell>
          <table:table-cell office:value-type="string">
            <text:p>(le boomerang temporaire et lui que la fée de donne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18" office:value-type="string">
            <text:p>bott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18" office:value-type="string">
            <text:p>bouclier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18" office:value-type="string">
            <text:p>Bouclier miroi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19" office:value-type="string">
            <text:p>bouteille vi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18" office:value-type="string">
            <text:p>bouteille energi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18" office:value-type="string">
            <text:p>carte du mond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>
            <text:p>16</text:p>
          </table:table-cell>
          <table:table-cell table:style-name="ce18" office:value-type="string">
            <text:p>clé de boi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18" office:value-type="string">
            <text:p>clé de fe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18" office:value-type="string">
            <text:p>clé de gla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18" office:value-type="string">
            <text:p>clé de pi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18" office:value-type="string">
            <text:p>clé d'o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18" office:value-type="string">
            <text:p>clé de ro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18" office:value-type="string">
            <text:p>clé de ter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3">
            <text:p>23</text:p>
          </table:table-cell>
          <table:table-cell table:style-name="ce18" office:value-type="string">
            <text:p>Clé roug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18" office:value-type="string">
            <text:p>code secre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18" office:value-type="string">
            <text:p>cœur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18" office:value-type="string">
            <text:p>Edelwis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18" office:value-type="string">
            <text:p>épée</text:p>
          </table:table-cell>
          <table:table-cell office:value-type="float" office:value="2">
            <text:p>2</text:p>
          </table:table-cell>
          <table:table-cell office:value-type="string">
            <text:p>épée lvl1, lvl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18" office:value-type="string">
            <text:p>gant force</text:p>
          </table:table-cell>
          <table:table-cell office:value-type="float" office:value="2">
            <text:p>2</text:p>
          </table:table-cell>
          <table:table-cell office:value-type="string">
            <text:p>lvl1 et lvl 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19" office:value-type="string">
            <text:p>grappi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18" office:value-type="string">
            <text:p>lanter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18" office:value-type="string">
            <text:p>lingot d'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32">
            <text:p>32</text:p>
          </table:table-cell>
          <table:table-cell table:style-name="ce18" office:value-type="string">
            <text:p>magic cap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18" office:value-type="string">
            <text:p>miroir vert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18" office:value-type="string">
            <text:p>palm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>
            <text:p>35</text:p>
          </table:table-cell>
          <table:table-cell table:style-name="ce18" office:value-type="string">
            <text:p>pierre infern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18" office:value-type="string">
            <text:p>plum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18" office:value-type="string">
            <text:p>quart de cœur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18" office:value-type="string">
            <text:p>somaria cann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18" office:value-type="string">
            <text:p>tart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1" office:value-type="string" table:number-columns-spanned="3" table:number-rows-spanned="1">
            <text:p>Objets de dongeon</text:p>
          </table:table-cell>
          <table:covered-table-cell table:number-columns-repeated="2" table:style-name="ce43"/>
          <table:table-cell table:number-columns-repeated="1020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44" office:value-type="string">
            <text:p>cart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44" office:value-type="string">
            <text:p>compa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44" office:value-type="string">
            <text:p>petit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44" office:value-type="string">
            <text:p>grande clé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44" office:value-type="string">
            <text:p>clé du maitre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SUM([.D1:.D45])" office:value-type="float" office:value="104">
            <text:p>104</text:p>
          </table:table-cell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eur" table:style-name="ta3" table:print="false">
        <table:table-column table:style-name="co8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1" table:default-cell-style-name="Excel_20_Built-in_20_Normal"/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 table:style-name="ce2"/>
          <table:table-cell table:style-name="ce2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quart de cœur</text:p>
          </table:table-cell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4" table:style-name="ta4" table:print="false">
        <office:forms form:automatic-focus="false" form:apply-design-mode="false"/>
        <table:table-column table:style-name="co8" table:default-cell-style-name="Excel_20_Built-in_20_Normal"/>
        <table:table-column table:style-name="co13" table:number-columns-repeated="1023" table:default-cell-style-name="Excel_20_Built-in_20_Normal"/>
        <table:table-row table:style-name="ro4">
          <table:table-cell table:style-name="ce1" office:value-type="string">
            <text:p>Original content</text:p>
          </table:table-cell>
          <table:table-cell table:number-columns-repeated="1023"/>
        </table:table-row>
        <table:table-row table:style-name="ro2">
          <table:table-cell table:style-name="ce34" office:value-type="string">
            <text:p>20 rupee</text:p>
          </table:table-cell>
          <table:table-cell table:number-columns-repeated="1023"/>
        </table:table-row>
        <table:table-row table:style-name="ro2">
          <table:table-cell office:value-type="string">
            <text:p>10 flech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0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100 rupees</text:p>
          </table:table-cell>
          <table:table-cell table:number-columns-repeated="1023"/>
        </table:table-row>
        <table:table-row table:style-name="ro2">
          <table:table-cell office:value-type="string">
            <text:p>16 rupees</text:p>
          </table:table-cell>
          <table:table-cell table:number-columns-repeated="1023"/>
        </table:table-row>
        <table:table-row table:style-name="ro2">
          <table:table-cell office:value-type="string">
            <text:p>2 rupees</text:p>
          </table:table-cell>
          <table:table-cell table:number-columns-repeated="1023"/>
        </table:table-row>
        <table:table-row table:style-name="ro2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table:style-name="ce2"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20 rupees</text:p>
          </table:table-cell>
          <table:table-cell table:number-columns-repeated="1023"/>
        </table:table-row>
        <table:table-row table:style-name="ro2">
          <table:table-cell office:value-type="string">
            <text:p>32 rupees</text:p>
          </table:table-cell>
          <table:table-cell table:number-columns-repeated="1023"/>
        </table:table-row>
        <table:table-row table:style-name="ro2">
          <table:table-cell office:value-type="string">
            <text:p>4 rupees</text:p>
          </table:table-cell>
          <table:table-cell table:number-columns-repeated="1023"/>
        </table:table-row>
        <table:table-row table:style-name="ro3">
          <table:table-cell office:value-type="string">
            <text:p>5 bombes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5 bomb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18"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</text:p>
          </table:table-cell>
          <table:table-cell table:number-columns-repeated="1023"/>
        </table:table-row>
        <table:table-row table:style-name="ro2" table:visibility="collapse">
          <table:table-cell table:style-name="ce35" office:value-type="string">
            <text:p>50 rupee</text:p>
          </table:table-cell>
          <table:table-cell table:number-columns-repeated="1023"/>
        </table:table-row>
        <table:table-row table:style-name="ro2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50 rupees</text:p>
          </table:table-cell>
          <table:table-cell table:number-columns-repeated="1023"/>
        </table:table-row>
        <table:table-row table:style-name="ro2">
          <table:table-cell office:value-type="string">
            <text:p>8 rupees</text:p>
          </table:table-cell>
          <table:table-cell table:number-columns-repeated="1023"/>
        </table:table-row>
        <table:table-row table:style-name="ro3">
          <table:table-cell office:value-type="string">
            <text:p>arc</text:p>
          </table:table-cell>
          <table:table-cell table:number-columns-repeated="1023"/>
        </table:table-row>
        <table:table-row table:style-name="ro3">
          <table:table-cell office:value-type="string">
            <text:p>armure lvl2</text:p>
          </table:table-cell>
          <table:table-cell table:number-columns-repeated="1023"/>
        </table:table-row>
        <table:table-row table:style-name="ro3">
          <table:table-cell office:value-type="string">
            <text:p>Armure lvl3</text:p>
          </table:table-cell>
          <table:table-cell table:number-columns-repeated="1023"/>
        </table:table-row>
        <table:table-row table:style-name="ro3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omerang (temporaire)</text:p>
          </table:table-cell>
          <table:table-cell table:number-columns-repeated="1023"/>
        </table:table-row>
        <table:table-row table:style-name="ro3">
          <table:table-cell office:value-type="string">
            <text:p>bottes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bouclie de bois</text:p>
          </table:table-cell>
          <table:table-cell table:number-columns-repeated="1023"/>
        </table:table-row>
        <table:table-row table:style-name="ro3">
          <table:table-cell office:value-type="string">
            <text:p>Bouclier miroir</text:p>
          </table:table-cell>
          <table:table-cell table:number-columns-repeated="1023"/>
        </table:table-row>
        <table:table-row table:style-name="ro2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bousole</text:p>
          </table:table-cell>
          <table:table-cell table:number-columns-repeated="1023"/>
        </table:table-row>
        <table:table-row table:style-name="ro2">
          <table:table-cell office:value-type="string">
            <text:p>bousoles</text:p>
          </table:table-cell>
          <table:table-cell table:number-columns-repeated="1023"/>
        </table:table-row>
        <table:table-row table:style-name="ro3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boussole</text:p>
          </table:table-cell>
          <table:table-cell table:number-columns-repeated="1023"/>
        </table:table-row>
        <table:table-row table:style-name="ro2">
          <table:table-cell office:value-type="string">
            <text:p>bouteille energi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arte</text:p>
          </table:table-cell>
          <table:table-cell table:number-columns-repeated="1023"/>
        </table:table-row>
        <table:table-row table:style-name="ro3">
          <table:table-cell office:value-type="string">
            <text:p>carte du monde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Change cube puzzle with a setting</text:p>
          </table:table-cell>
          <table:table-cell table:number-columns-repeated="1023"/>
        </table:table-row>
        <table:table-row table:style-name="ro3">
          <table:table-cell office:value-type="string">
            <text:p>clé bois</text:p>
          </table:table-cell>
          <table:table-cell table:number-columns-repeated="1023"/>
        </table:table-row>
        <table:table-row table:style-name="ro3">
          <table:table-cell office:value-type="string">
            <text:p>clé d'os</text:p>
          </table:table-cell>
          <table:table-cell table:number-columns-repeated="1023"/>
        </table:table-row>
        <table:table-row table:style-name="ro3">
          <table:table-cell office:value-type="string">
            <text:p>clé de fer</text:p>
          </table:table-cell>
          <table:table-cell table:number-columns-repeated="1023"/>
        </table:table-row>
        <table:table-row table:style-name="ro3">
          <table:table-cell office:value-type="string">
            <text:p>clé de glace</text:p>
          </table:table-cell>
          <table:table-cell table:number-columns-repeated="1023"/>
        </table:table-row>
        <table:table-row table:style-name="ro2">
          <table:table-cell office:value-type="string">
            <text:p>clé de maitre</text:p>
          </table:table-cell>
          <table:table-cell table:number-columns-repeated="1023"/>
        </table:table-row>
        <table:table-row table:style-name="ro3">
          <table:table-cell office:value-type="string">
            <text:p>clé de pierre</text:p>
          </table:table-cell>
          <table:table-cell table:number-columns-repeated="1023"/>
        </table:table-row>
        <table:table-row table:style-name="ro3">
          <table:table-cell office:value-type="string">
            <text:p>clé de roc</text:p>
          </table:table-cell>
          <table:table-cell table:number-columns-repeated="1023"/>
        </table:table-row>
        <table:table-row table:style-name="ro3">
          <table:table-cell office:value-type="string">
            <text:p>clé de terre</text:p>
          </table:table-cell>
          <table:table-cell table:number-columns-repeated="1023"/>
        </table:table-row>
        <table:table-row table:style-name="ro2">
          <table:table-cell table:style-name="ce36"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du maitre</text:p>
          </table:table-cell>
          <table:table-cell table:number-columns-repeated="1023"/>
        </table:table-row>
        <table:table-row table:style-name="ro2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2" table:visibility="collapse">
          <table:table-cell office:value-type="string">
            <text:p>clé maitre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lé rouge</text:p>
          </table:table-cell>
          <table:table-cell table:number-columns-repeated="1023"/>
        </table:table-row>
        <table:table-row table:style-name="ro3">
          <table:table-cell office:value-type="string">
            <text:p>code secre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œur</text:p>
          </table:table-cell>
          <table:table-cell table:number-columns-repeated="1023"/>
        </table:table-row>
        <table:table-row table:style-name="ro3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cœur</text:p>
          </table:table-cell>
          <table:table-cell table:number-columns-repeated="1023"/>
        </table:table-row>
        <table:table-row table:style-name="ro2">
          <table:table-cell office:value-type="string">
            <text:p>Edelwiss</text:p>
          </table:table-cell>
          <table:table-cell table:number-columns-repeated="1023"/>
        </table:table-row>
        <table:table-row table:style-name="ro3">
          <table:table-cell table:style-name="ce35" office:value-type="string">
            <text:p>Enlever le chien qui bloc</text:p>
          </table:table-cell>
          <table:table-cell table:number-columns-repeated="1023"/>
        </table:table-row>
        <table:table-row table:style-name="ro2">
          <table:table-cell table:style-name="ce18" office:value-type="string">
            <text:p>epee lvl 1</text:p>
          </table:table-cell>
          <table:table-cell table:number-columns-repeated="1023"/>
        </table:table-row>
        <table:table-row table:style-name="ro2">
          <table:table-cell office:value-type="string">
            <text:p>épée lvl 3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ant force lvl1</text:p>
          </table:table-cell>
          <table:table-cell table:number-columns-repeated="1023"/>
        </table:table-row>
        <table:table-row table:style-name="ro3">
          <table:table-cell office:value-type="string">
            <text:p>gant lvl2</text:p>
          </table:table-cell>
          <table:table-cell table:number-columns-repeated="1023"/>
        </table:table-row>
        <table:table-row table:style-name="ro3">
          <table:table-cell office:value-type="string">
            <text:p>grand clé</text:p>
          </table:table-cell>
          <table:table-cell table:number-columns-repeated="1023"/>
        </table:table-row>
        <table:table-row table:style-name="ro2">
          <table:table-cell office:value-type="string">
            <text:p>Grande cl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Grande Clé</text:p>
          </table:table-cell>
          <table:table-cell table:number-columns-repeated="1023"/>
        </table:table-row>
        <table:table-row table:style-name="ro3">
          <table:table-cell office:value-type="string">
            <text:p>grappin</text:p>
          </table:table-cell>
          <table:table-cell table:number-columns-repeated="1023"/>
        </table:table-row>
        <table:table-row table:style-name="ro3">
          <table:table-cell office:value-type="string">
            <text:p>lanterne</text:p>
          </table:table-cell>
          <table:table-cell table:number-columns-repeated="1023"/>
        </table:table-row>
        <table:table-row table:style-name="ro3">
          <table:table-cell office:value-type="string">
            <text:p>lingot d'or</text:p>
          </table:table-cell>
          <table:table-cell table:number-columns-repeated="1023"/>
        </table:table-row>
        <table:table-row table:style-name="ro3">
          <table:table-cell office:value-type="string">
            <text:p>miroir vert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palmes</text:p>
          </table:table-cell>
          <table:table-cell table:number-columns-repeated="1023"/>
        </table:table-row>
        <table:table-row table:style-name="ro3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petite clé</text:p>
          </table:table-cell>
          <table:table-cell table:number-columns-repeated="1023"/>
        </table:table-row>
        <table:table-row table:style-name="ro2">
          <table:table-cell office:value-type="string">
            <text:p>pierre inferno 2</text:p>
          </table:table-cell>
          <table:table-cell table:number-columns-repeated="1023"/>
        </table:table-row>
        <table:table-row table:style-name="ro2">
          <table:table-cell office:value-type="string">
            <text:p>pierres inferno 1</text:p>
          </table:table-cell>
          <table:table-cell table:number-columns-repeated="1023"/>
        </table:table-row>
        <table:table-row table:style-name="ro2">
          <table:table-cell office:value-type="string">
            <text:p>pierres inferno 3</text:p>
          </table:table-cell>
          <table:table-cell table:number-columns-repeated="1023"/>
        </table:table-row>
        <table:table-row table:style-name="ro3">
          <table:table-cell office:value-type="string">
            <text:p>plume</text:p>
          </table:table-cell>
          <table:table-cell table:number-columns-repeated="1023"/>
        </table:table-row>
        <table:table-row table:style-name="ro3">
          <table:table-cell office:value-type="string">
            <text:p>potion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2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table:style-name="ce18"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quart de cœur</text:p>
          </table:table-cell>
          <table:table-cell table:number-columns-repeated="1023"/>
        </table:table-row>
        <table:table-row table:style-name="ro2">
          <table:table-cell table:style-name="ce35" office:value-type="string">
            <text:p>Remove puzzle bloc with a setting</text:p>
          </table:table-cell>
          <table:table-cell table:number-columns-repeated="1023"/>
        </table:table-row>
        <table:table-row table:style-name="ro3">
          <table:table-cell office:value-type="string">
            <text:p>tarte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vide</text:p>
          </table:table-cell>
          <table:table-cell table:number-columns-repeated="1023"/>
        </table:table-row>
        <table:table-row table:style-name="ro3" table:visibility="collapse">
          <table:table-cell office:value-type="string">
            <text:p>vide</text:p>
          </table:table-cell>
          <table:table-cell table:number-columns-repeated="1023"/>
        </table:table-row>
        <table:table-row table:style-name="ro3" table:visibility="collapse" table:number-rows-repeated="104841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database-ranges>
        <table:database-range table:name="__Anonymous_Sheet_DB__1" table:target-range-address="'Liste objets'.D1:'Liste objets'.D1048530" table:display-filter-buttons="true"/>
        <table:database-range table:name="__Anonymous_Sheet_DB__3" table:target-range-address="Feuille4.A1:Feuille4.A1048576" table:display-filter-buttons="true">
          <table:filter>
            <table:filter-condition table:field-number="0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8000" number:language="fr" number:country="CA">
      <number:number number:min-integer-digits="1"/>
    </number:number-style>
    <number:currency-style style:name="N8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7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7P0"/>
    </number:currency-style>
    <number:currency-style style:name="N810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8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8P0"/>
    </number:currency-style>
    <number:currency-style style:name="N8110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0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0P0"/>
    </number:currency-style>
    <number:currency-style style:name="N811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11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11P0"/>
    </number:currency-style>
    <number:date-style style:name="N8112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CA">
      <number:day number:style="long"/>
      <number:text>-</number:text>
      <number:month number:textual="true"/>
    </number:date-style>
    <number:date-style style:name="N8114" number:language="fr" number:country="CA">
      <number:month number:textual="true"/>
      <number:text>-</number:text>
      <number:year/>
    </number:date-style>
    <number:time-style style:name="N8115" number:language="fr" number:country="CA">
      <number:hours/>
      <number:text>:</number:text>
      <number:minutes number:style="long"/>
      <number:text> </number:text>
      <number:am-pm/>
    </number:time-style>
    <number:time-style style:name="N8116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CA">
      <number:number number:decimal-places="0" number:min-integer-digits="1" number:grouping="true"/>
      <number:text>    </number:text>
    </number:number-style>
    <number:number-style style:name="N8118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18P0"/>
    </number:number-style>
    <number:number-style style:name="N8119P0" style:volatile="true" number:language="fr" number:country="CA">
      <number:number number:decimal-places="0" number:min-integer-digits="1" number:grouping="true"/>
      <number:text>    </number:text>
    </number:number-style>
    <number:number-style style:name="N8119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19P0"/>
    </number:number-style>
    <number:number-style style:name="N8121P0" style:volatile="true" number:language="fr" number:country="CA">
      <number:number number:decimal-places="2" number:min-integer-digits="1" number:grouping="true"/>
      <number:text>    </number:text>
    </number:number-style>
    <number:number-style style:name="N8121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21P0"/>
    </number:number-style>
    <number:number-style style:name="N8122P0" style:volatile="true" number:language="fr" number:country="CA">
      <number:number number:decimal-places="2" number:min-integer-digits="1" number:grouping="true"/>
      <number:text>    </number:text>
    </number:number-style>
    <number:number-style style:name="N8122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22P0"/>
    </number:number-style>
    <number:number-style style:name="N8126P0" style:volatile="true" number:language="fr" number:country="CA">
      <number:text> </number:text>
      <number:number number:decimal-places="0" number:min-integer-digits="1" number:grouping="true"/>
      <number:text>     </number:text>
    </number:number-style>
    <number:number-style style:name="N8126P1" style:volatile="true" number:language="fr" number:country="CA">
      <number:text> (</number:text>
      <number:number number:decimal-places="0" number:min-integer-digits="1" number:grouping="true"/>
      <number:text>)    </number:text>
    </number:number-style>
    <number:number-style style:name="N8126P2" style:volatile="true" number:language="fr" number:country="CA">
      <number:text> -     </number:text>
    </number:number-style>
    <number:text-style style:name="N8126" number:language="fr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currency-style style:name="N8130P0" style:volatile="true" number:language="fr" number:country="CA">
      <number:text> </number:text>
      <number:number number:decimal-places="0" number:min-integer-digits="1" number:grouping="true" number:display-factor="1000"/>
      <number:text> </number:text>
      <number:currency-symbol/>
      <number:text> </number:text>
    </number:currency-style>
    <number:currency-style style:name="N8130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30P2" style:volatile="true" number:language="fr" number:country="CA">
      <number:text>-  </number:text>
      <number:currency-symbol/>
      <number:text> </number:text>
    </number:currency-style>
    <number:text-style style:name="N8130" number:language="fr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CA">
      <number:text> </number:text>
      <number:number number:decimal-places="2" number:min-integer-digits="1" number:grouping="true"/>
      <number:text>     </number:text>
    </number:number-style>
    <number:number-style style:name="N8134P1" style:volatile="true" number:language="fr" number:country="CA">
      <number:text> (</number:text>
      <number:number number:decimal-places="2" number:min-integer-digits="1" number:grouping="true"/>
      <number:text>)    </number:text>
    </number:number-style>
    <number:number-style style:name="N8134P2" style:volatile="true" number:language="fr" number:country="CA">
      <number:text> -</number:text>
      <number:number number:decimal-places="0" number:min-integer-digits="0"/>
      <number:text>     </number:text>
    </number:number-style>
    <number:text-style style:name="N8134" number:language="fr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8P0" style:volatile="true" number:language="fr" number:country="CA">
      <number:text> </number:text>
      <number:number number:decimal-places="2" number:min-integer-digits="1" number:grouping="true" number:display-factor="1000"/>
      <number:text> </number:text>
      <number:currency-symbol/>
      <number:text> </number:text>
    </number:currency-style>
    <number:currency-style style:name="N8138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38P2" style:volatile="true" number:language="fr" number:country="CA">
      <number:text> -</number:text>
      <number:number number:decimal-places="0" number:min-integer-digits="0" number:display-factor="1000"/>
      <number:text> </number:text>
      <number:currency-symbol/>
      <number:text> </number:text>
    </number:currency-style>
    <number:text-style style:name="N8138" number:language="fr" number:country="CA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CA">
      <number:minutes number:style="long"/>
      <number:text>:</number:text>
      <number:seconds number:style="long"/>
    </number:time-style>
    <number:time-style style:name="N8140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CA">
      <number:minutes number:style="long"/>
      <number:text>:</number:text>
      <number:seconds number:style="long" number:decimal-places="1"/>
    </number:time-style>
    <number:number-style style:name="N8142" number:language="fr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4">2021-08-04</text:date>, <text:time>13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objets" style:display-name="PageStyle_Liste obje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ype_20_item" style:display-name="PageStyle_Type ite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eur" style:display-name="PageStyle_Coe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4" style:display-name="PageStyle_Feuille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editing-duration>PT16H44M4S</meta:editing-duration>
    <meta:editing-cycles>3</meta:editing-cycles>
    <meta:creation-date>2020-07-30T21:07:14.95</meta:creation-date>
    <dc:date>2021-08-04T13:30:38.25</dc:date>
    <meta:document-statistic meta:table-count="4" meta:cell-count="1811" meta:object-count="0"/>
  </office:meta>
</office:document-meta>
</file>